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500" officeooo:paragraph-rsid="00024500"/>
    </style:style>
    <style:style style:name="P2" style:family="paragraph" style:parent-style-name="Standard">
      <style:text-properties officeooo:rsid="000331f5" officeooo:paragraph-rsid="000331f5"/>
    </style:style>
    <style:style style:name="P3" style:family="paragraph" style:parent-style-name="Standard">
      <style:text-properties officeooo:rsid="00052732" officeooo:paragraph-rsid="00052732"/>
    </style:style>
    <style:style style:name="P4" style:family="paragraph" style:parent-style-name="Standard">
      <style:text-properties officeooo:rsid="000710f0" officeooo:paragraph-rsid="000710f0"/>
    </style:style>
    <style:style style:name="P5" style:family="paragraph" style:parent-style-name="Standard">
      <style:text-properties officeooo:rsid="0007205a" officeooo:paragraph-rsid="0007205a"/>
    </style:style>
    <style:style style:name="T1" style:family="text">
      <style:text-properties officeooo:rsid="000331f5"/>
    </style:style>
    <style:style style:name="T2" style:family="text">
      <style:text-properties officeooo:rsid="000710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PEGA’S BUSINESS APPLICATION PLATFORM</text:p>
      <text:p text:style-name="P1"/>
      <text:p text:style-name="P1">#<text:span text:style-name="T2">######</text:span>THE PEGA PLATFORM</text:p>
      <text:p text:style-name="P1"/>
      <text:p text:style-name="P1">PEGA APPLICATION PLATFORM:</text:p>
      <text:p text:style-name="P1"/>
      <text:p text:style-name="P1">Pega platform provides a single, unified platform with everything you need to build or modify enterprise applications. Business and IT stakeholders work together, using visual models to capture business requirements. You don’t need coding to develop in this platform, pega automatically generates the application and the documentation.</text:p>
      <text:p text:style-name="P1"/>
      <text:p text:style-name="P1">*The significance of a unified platform is that you configure your applications to use a consistent set of components. Using a consistent set of components reduces application development time.</text:p>
      <text:p text:style-name="P1"/>
      <text:p text:style-name="P1">MODEL-<text:span text:style-name="T1">BASED APPLICATION DESIGN AND DEVELOPMENT:</text:span></text:p>
      <text:p text:style-name="P1"/>
      <text:p text:style-name="P2">The pega platform uses a model-based approach to application development.(Usa un enfoque basado en modelos.)</text:p>
      <text:p text:style-name="P2"/>
      <text:p text:style-name="P3">Application architects can see where application components are <text:span text:style-name="T2">placed</text:span> and how each piece is leveraged by the rest of the application. When all the architects have a good <text:span text:style-name="T2">visibility</text:span> of <text:span text:style-name="T2">the design of the protect, all the crew members can have a good communication between them, and they can have a good perspective of the requirements and the future changes of the project.</text:span></text:p>
      <text:p text:style-name="P3"/>
      <text:p text:style-name="P3">**<text:span text:style-name="T2">Pega platform uses a model-based application approach to ensure viability among all team members (Pega utiliza una plataforma enfocada a modelos para asegurar que toda la visibilidad de los integrantes del equipo sea satisfactoria.)</text:span></text:p>
      <text:p text:style-name="P3"/>
      <text:p text:style-name="P4">PEGA PLATFORM USER ROLES:</text:p>
      <text:p text:style-name="P4"/>
      <text:p text:style-name="P5">Building a successful business application requiere collaboration between two parties:</text:p>
      <text:p text:style-name="P5">Case participants and case designers. </text:p>
      <text:p text:style-name="P5"/>
      <text:p text:style-name="P5">CASE PARTICIPANTS:</text:p>
      <text:p text:style-name="P5"/>
      <text:p text:style-name="P5">They are the business users of the application, processing and closing cases. They are organized by roles, for example, in a credit card dispute case, the role might include a customer service representative, a dispute agent and a fraud investigator.</text:p>
      <text:p text:style-name="P5"/>
      <text:p text:style-name="P5">There are two groups of case participants:</text:p>
      <text:p text:style-name="P5"/>
      <text:p text:style-name="P5">Case workers: are responsible for creating, viewing and working on their own cases and assignments. A case worker cannot monitor or manage work among other case workers, or view work statistics.</text:p>
      <text:p text:style-name="P5"/>
      <text:p text:style-name="P5">Case managers are responsible for working on cases and monitoring work group status, goals, and deadlines. Case managers are also responsible for generating work manager reports.</text:p>
      <text:p text:style-name="P5"/>
      <text:p text:style-name="P5">CASE DESIGNERS:</text:p>
      <text:p text:style-name="P5"/>
      <text:p text:style-name="P5"><text:soft-page-break/></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56:37.248000000</meta:creation-date>
    <meta:generator>LibreOffice/5.1.0.3$Windows_x86 LibreOffice_project/5e3e00a007d9b3b6efb6797a8b8e57b51ab1f737</meta:generator>
    <dc:date>2018-06-28T17:54:46.458000000</dc:date>
    <meta:editing-duration>PT4M45S</meta:editing-duration>
    <meta:editing-cycles>1</meta:editing-cycles>
    <meta:document-statistic meta:table-count="0" meta:image-count="0" meta:object-count="0" meta:page-count="2" meta:paragraph-count="18" meta:word-count="331" meta:character-count="2225" meta:non-whitespace-character-count="1911"/>
  </office:meta>
</office:document-meta>
</file>